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06c" officeooo:paragraph-rsid="0013a06c"/>
    </style:style>
    <style:style style:name="P2" style:family="paragraph" style:parent-style-name="Standard">
      <style:text-properties fo:font-size="6pt" officeooo:rsid="0013a06c" officeooo:paragraph-rsid="0013a06c" style:font-size-asian="6pt" style:font-size-complex="6pt"/>
    </style:style>
    <style:style style:name="T1" style:family="text">
      <style:text-properties style:text-position="sub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5V</text:p>
      <text:p text:style-name="P2"><text:tab/><text:tab/><text:tab/>3V3</text:p>
      <text:p text:style-name="P2"><text:tab/><text:tab/><text:tab/>LOAD GPIO</text:p>
      <text:p text:style-name="P2"><text:tab/><text:tab/><text:tab/>I2C SCL</text:p>
      <text:p text:style-name="P2"><text:tab/><text:tab/><text:tab/>I2C SDA</text:p>
      <text:p text:style-name="P2"><text:tab/><text:tab/><text:tab/>GND</text:p>
      <text:p text:style-name="P2">MCP9700<text:tab/>5V</text:p>
      <text:p text:style-name="P2"><text:tab/><text:tab/>VOUT</text:p>
      <text:p text:style-name="P2"><text:tab/><text:tab/>GND<text:tab/></text:p>
      <text:p text:style-name="P2"/>
      <text:p text:style-name="P2"><text:tab/><text:tab/>5V<text:tab/></text:p>
      <text:p text:style-name="P2"><text:tab/><text:tab/>3V3<text:tab/>L+VE</text:p>
      <text:p text:style-name="P2"><text:tab/><text:tab/>GND <text:tab/>GNDE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2T07:37:21.329857826</meta:creation-date>
    <meta:print-date>2022-01-02T07:47:37.922805802</meta:print-date>
    <dc:date>2022-01-02T07:52:35.044654666</dc:date>
    <meta:editing-duration>PT4M58S</meta:editing-duration>
    <meta:editing-cycles>1</meta:editing-cycles>
    <meta:document-statistic meta:table-count="0" meta:image-count="0" meta:object-count="0" meta:page-count="1" meta:paragraph-count="12" meta:word-count="18" meta:character-count="98" meta:non-whitespace-character-count="61"/>
    <meta:generator>LibreOffice/6.4.7.2$Linux_X86_64 LibreOffice_project/40$Build-2</meta:generator>
  </office:meta>
</office:document-meta>
</file>